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3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/>
    </style:style>
    <style:style style:name="P4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none"/>
    </style:style>
    <style:style style:name="T3" style:family="text">
      <style:text-properties fo:color="#1155cc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Travis Scripting</text:span></text:p>
      <text:p text:style-name="P1">.travis.yml</text:p>
      <text:list xml:id="list3830386844833581978" text:style-name="WWNum2">
        <text:list-item>
          <text:p text:style-name="P3">Describes the project to Travis</text:p>
        </text:list-item>
        <text:list-item>
          <text:p text:style-name="P3">Specifies environment &amp; procedure</text:p>
        </text:list-item>
        <text:list-item>
          <text:p text:style-name="P3">Specifies the language used in the project</text:p>
        </text:list-item>
        <text:list-item>
          <text:p text:style-name="P3">Specifies scripts to be run (Can use this for testing)</text:p>
        </text:list-item>
      </text:list>
      <text:p text:style-name="P1"/>
      <text:p text:style-name="P1">Outlines up to 12 steps for Travis</text:p>
      <text:list xml:id="list1021285994258814157" text:style-name="WWNum1">
        <text:list-item>
          <text:p text:style-name="P4">apt addons <text:tab/><text:tab/><text:tab/><text:tab/>OPTIONAL</text:p>
        </text:list-item>
        <text:list-item>
          <text:p text:style-name="P4">cache components<text:tab/><text:tab/><text:tab/>OPTIONAL</text:p>
        </text:list-item>
        <text:list-item>
          <text:p text:style-name="P4">before_install</text:p>
        </text:list-item>
        <text:list-item>
          <text:p text:style-name="P4">install</text:p>
        </text:list-item>
        <text:list-item>
          <text:p text:style-name="P4">before_script</text:p>
        </text:list-item>
        <text:list-item>
          <text:p text:style-name="P4">script</text:p>
        </text:list-item>
        <text:list-item>
          <text:p text:style-name="P4">before_cache<text:tab/><text:tab/><text:tab/><text:tab/>OPTIONAL</text:p>
        </text:list-item>
        <text:list-item>
          <text:p text:style-name="P4">after_success / after_failure<text:tab/><text:tab/>OPTIONAL</text:p>
        </text:list-item>
        <text:list-item>
          <text:p text:style-name="P4">before_deploy<text:tab/><text:tab/><text:tab/><text:tab/>OPTIONAL</text:p>
        </text:list-item>
        <text:list-item>
          <text:p text:style-name="P4">deploy<text:tab/><text:tab/><text:tab/><text:tab/><text:tab/>OPTIONAL</text:p>
        </text:list-item>
        <text:list-item>
          <text:p text:style-name="P4">after_deploy<text:tab/><text:tab/><text:tab/><text:tab/>OPTIONAL</text:p>
        </text:list-item>
        <text:list-item>
          <text:p text:style-name="P4">after_script</text:p>
        </text:list-item>
      </text:list>
      <text:p text:style-name="P1"/>
      <text:p text:style-name="P1">install is the phase that sets up the dependencies of the project</text:p>
      <text:p text:style-name="P1">Can be skipped with install: true</text:p>
      <text:p text:style-name="P1"/>
      <text:p text:style-name="P1">script is the step where scripts are evaluated against the code</text:p>
      <text:p text:style-name="P1"><text:soft-page-break/></text:p>
      <text:p text:style-name="P1">Travis does not support MIPS, but community supported languages are supported.</text:p>
      <text:p text:style-name="P1"><text:a xlink:type="simple" xlink:href="https://docs.travis-ci.com/user/languages/community-supported-languages/#Adding-a-new-language" text:style-name="Internet_20_link" text:visited-style-name="Visited_20_Internet_20_Link"><text:span text:style-name="T3">https://docs.travis-ci.com/user/languages/community-supported-languages/#Adding-a-new-language</text:span>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4" meta:word-count="116" meta:character-count="818" meta:non-whitespace-character-count="722"/>
    <meta:generator>LibreOfficeDev/5.1.0.3$Linux_X86_64 LibreOffice_project/</meta:generator>
  </office:meta>
</office:document-meta>
</file>